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2800000388F2141EF5.png" manifest:media-type="image/png"/>
  <manifest:file-entry manifest:full-path="Pictures/1000000100000780000004386D22ABE4.png" manifest:media-type="image/png"/>
  <manifest:file-entry manifest:full-path="Pictures/10000001000007280000038868B3910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in" fo:margin-right="0in" fo:text-indent="-0.25in" style:auto-text-indent="false" style:page-number="auto" fo:background-color="transparent"/>
      <style:text-properties officeooo:rsid="0018c9a8" officeooo:paragraph-rsid="0018c9a8"/>
    </style:style>
    <style:style style:name="P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8c9a8" officeooo:paragraph-rsid="0018c9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.8465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11: SSH</text:p>
      <text:p text:style-name="P2"/>
      <text:p text:style-name="Standard"><draw:frame draw:style-name="fr2" draw:name="Image2" text:anchor-type="char" svg:x="-0.0772in" svg:y="0.0075in" svg:width="6.6929in" svg:height="3.302in" draw:z-index="0"><draw:image xlink:href="Pictures/10000001000007280000038868B3910D.png" xlink:type="simple" xlink:show="embed" xlink:actuate="onLoad" draw:mime-type="image/png"/></draw:frame><draw:frame draw:style-name="fr2" draw:name="Image1 Copy 1" text:anchor-type="char" svg:x="-0.0882in" svg:y="3.5783in" svg:width="6.6929in" svg:height="3.302in" draw:z-index="1"><draw:image xlink:href="Pictures/100000010000072800000388F2141EF5.png" xlink:type="simple" xlink:show="embed" xlink:actuate="onLoad" draw:mime-type="image/png"/></draw:frame><draw:frame draw:style-name="fr1" draw:name="Image3" text:anchor-type="char" svg:x="-0.0626in" svg:y="6.9756in" svg:width="6.6929in" svg:height="3.4634in" draw:z-index="2"><draw:image xlink:href="Pictures/1000000100000780000004386D22ABE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6T19:29:51.065577572</meta:creation-date>
    <dc:date>2025-03-16T19:33:44.718793376</dc:date>
    <meta:editing-duration>PT3M54S</meta:editing-duration>
    <meta:editing-cycles>1</meta:editing-cycles>
    <meta:document-statistic meta:table-count="0" meta:image-count="3" meta:object-count="0" meta:page-count="1" meta:paragraph-count="1" meta:word-count="3" meta:character-count="16" meta:non-whitespace-character-count="14"/>
    <meta:generator>LibreOffice/24.2.7.2$Linux_X86_64 LibreOffice_project/420$Build-2</meta:generator>
  </office:meta>
</office:document-meta>
</file>